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1" draw:textarea-horizontal-align="justify" draw:textarea-vertical-align="middle" draw:auto-grow-height="false" fo:min-height="3.342cm" fo:min-width="3.092cm"/>
      <style:paragraph-properties style:writing-mode="lr-tb"/>
    </style:style>
    <style:style style:name="gr2" style:family="graphic" style:parent-style-name="objectwithoutfill">
      <style:graphic-properties draw:stroke="dash" draw:stroke-dash="Double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000000" draw:fill="gradient" draw:fill-color="#729fcf" draw:fill-gradient-name="Gradient_20_8" draw:textarea-horizontal-align="justify" draw:textarea-vertical-align="middle" draw:auto-grow-height="false" fo:min-height="6.002cm" fo:min-width="5.752cm"/>
      <style:paragraph-properties style:writing-mode="lr-tb"/>
    </style:style>
    <style:style style:name="gr5" style:family="graphic" style:parent-style-name="standard">
      <style:graphic-properties svg:stroke-color="#000000" draw:fill="gradient" draw:fill-color="#729fcf" draw:fill-gradient-name="Gradient_20_11" draw:textarea-horizontal-align="justify" draw:textarea-vertical-align="middle" draw:auto-grow-height="false" fo:min-height="4.915cm" fo:min-width="4.665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svg:stroke-color="#000000" draw:fill="gradient" draw:fill-color="#729fcf" draw:fill-gradient-name="Gradient_20_14" draw:textarea-horizontal-align="justify" draw:textarea-vertical-align="middle" draw:auto-grow-height="false" fo:min-height="1.967cm" fo:min-width="1.717cm"/>
      <style:paragraph-properties style:writing-mode="lr-tb"/>
    </style:style>
    <style:style style:name="gr8" style:family="graphic" style:parent-style-name="standard">
      <style:graphic-properties draw:stroke="none" draw:fill="none" fo:min-height="1.179cm"/>
      <style:paragraph-properties style:writing-mode="lr-tb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gradient" draw:fill-color="#729fcf" draw:fill-gradient-name="Gradient_20_1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gradient" draw:fill-color="#729fcf" draw:fill-gradient-name="Gradient_20_8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gradient" draw:fill-color="#729fcf" draw:fill-gradient-name="Gradient_20_11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gradient" draw:fill-color="#729fcf" draw:fill-gradient-name="Gradient_20_14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12.382cm" svg:y="3.81cm">
          <text:p text:style-name="P1"><text:span text:style-name="T1">Even-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113cm" svg:y1="0.144cm" svg:x2="12.113cm" svg:y2="11.257cm">
          <text:p/>
        </draw:line>
        <draw:frame draw:style-name="gr3" draw:text-style-name="P4" draw:layer="layout" svg:width="8.833cm" svg:height="0.962cm" svg:x="1.916cm" svg:y="0.766cm">
          <draw:text-box>
            <text:p>Available data/measurements</text:p>
          </draw:text-box>
        </draw:frame>
        <draw:frame draw:style-name="gr3" draw:text-style-name="P4" draw:layer="layout" svg:width="9.659cm" svg:height="1.673cm" svg:x="14.117cm" svg:y="0.766cm">
          <draw:text-box>
            <text:p>Complexity of theoretical models</text:p>
            <text:p/>
          </draw:text-box>
        </draw:frame>
        <draw:custom-shape draw:style-name="gr4" draw:text-style-name="P6" draw:layer="layout" svg:width="8.84cm" svg:height="8.84cm" svg:x="17.83cm" svg:y="1.905cm">
          <text:p text:style-name="P5"><text:span text:style-name="T1">Odd-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7.303cm" svg:height="7.303cm" svg:x="4.492cm" svg:y="2.804cm">
          <text:p text:style-name="P7"><text:span text:style-name="T2">Odd-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custom-shape draw:style-name="gr7" draw:text-style-name="P10" draw:layer="layout" svg:width="3.133cm" svg:height="3.133cm" svg:x="0.952cm" svg:y="4.904cm">
            <text:p text:style-name="P9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1" draw:layer="layout" svg:width="3.317cm" svg:height="1.429cm" svg:x="0.828cm" svg:y="5.973cm">
            <draw:text-box>
              <text:p text:style-name="P1"><text:span text:style-name="T1">Even-</text:span><text:span text:style-name="T1">A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81d41a" draw:end-color="#e8f2a1" draw:start-intensity="100%" draw:end-intensity="100%" draw:border="0%"/>
    <draw:gradient draw:name="Gradient_20_11" draw:display-name="Gradient 11" draw:style="radial" draw:cx="50%" draw:cy="50%" draw:start-color="#b4c7dc" draw:end-color="#729fcf" draw:start-intensity="100%" draw:end-intensity="100%" draw:border="0%"/>
    <draw:gradient draw:name="Gradient_20_14" draw:display-name="Gradient 14" draw:style="radial" draw:cx="50%" draw:cy="50%" draw:start-color="#dee6ef" draw:end-color="#b4c7dc" draw:start-intensity="100%" draw:end-intensity="100%" draw:border="0%"/>
    <draw:gradient draw:name="Gradient_20_7" draw:display-name="Gradient 7" draw:style="radial" draw:cx="50%" draw:cy="50%" draw:start-color="#dedce6" draw:end-color="#b4c7dc" draw:start-intensity="100%" draw:end-intensity="100%" draw:border="0%"/>
    <draw:gradient draw:name="Gradient_20_8" draw:display-name="Gradient 8" draw:style="radial" draw:cx="50%" draw:cy="50%" draw:start-color="#00a933" draw:end-color="#e8f2a1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178cm" fo:page-height="11.1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9:11:01.741884782</meta:creation-date>
    <dc:date>2023-05-12T19:37:45.223197557</dc:date>
    <meta:editing-duration>PT10M22S</meta:editing-duration>
    <meta:editing-cycles>4</meta:editing-cycles>
    <meta:generator>LibreOffice/7.5.3.2$MacOSX_AARCH64 LibreOffice_project/9f56dff12ba03b9acd7730a5a481eea045e468f3</meta:generator>
    <meta:document-statistic meta:object-count="9"/>
  </office:meta>
</office:document-meta>
</file>